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DataSourceFactory.getProperties( String prop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DataSourceFactory.getObjectInstance( Object obj , Name name , Context nameCtx , Hashtable environ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icDataSourceFactory.createDataSource( Properties properties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44">
            <text:p text:style-name="Table_20_Contents">1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